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0.75cm" fo:min-width="2.3cm"/>
      <style:paragraph-properties style:writing-mode="lr-tb"/>
    </style:style>
    <style:style style:name="gr2" style:family="graphic" style:parent-style-name="standard" style:list-style-name="L1">
      <style:graphic-properties draw:fill="solid" draw:fill-color="#ffd8ce" draw:textarea-horizontal-align="justify" draw:textarea-vertical-align="middle" draw:auto-grow-height="false" fo:min-height="0.75cm" fo:min-width="2.6cm"/>
      <style:paragraph-properties style:writing-mode="lr-tb"/>
    </style:style>
    <style:style style:name="gr3" style:family="graphic" style:parent-style-name="standard">
      <style:graphic-properties draw:fill="solid" draw:fill-color="#ffd8ce" draw:textarea-horizontal-align="justify" draw:textarea-vertical-align="middle" draw:auto-grow-height="false" fo:min-height="0.75cm" fo:min-width="2.6cm"/>
      <style:paragraph-properties style:writing-mode="lr-tb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75cm" fo:min-width="2.6cm"/>
      <style:paragraph-properties style:writing-mode="lr-tb"/>
    </style:style>
    <style:style style:name="gr5" style:family="graphic" style:parent-style-name="standard" style:list-style-name="L1">
      <style:graphic-properties draw:fill="none" draw:textarea-horizontal-align="justify" draw:textarea-vertical-align="middle" draw:auto-grow-height="false" fo:min-height="0.75cm" fo:min-width="2.6cm"/>
      <style:paragraph-properties style:writing-mode="lr-tb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0.75cm" fo:min-width="2.6cm"/>
      <style:paragraph-properties style:writing-mode="lr-tb"/>
    </style:style>
    <style:style style:name="gr7" style:family="graphic" style:parent-style-name="standard" style:list-style-name="L1">
      <style:graphic-properties draw:fill="solid" draw:fill-color="#ffd8ce" draw:textarea-horizontal-align="justify" draw:textarea-vertical-align="middle" draw:auto-grow-height="false" fo:min-height="0.75cm" fo:min-width="2.6cm"/>
      <style:paragraph-properties style:writing-mode="lr-tb"/>
    </style:style>
    <style:style style:name="gr8" style:family="graphic" style:parent-style-name="standard" style:list-style-name="L1">
      <style:graphic-properties draw:fill="solid" draw:fill-color="#ffd8ce" draw:textarea-horizontal-align="justify" draw:textarea-vertical-align="middle" draw:auto-grow-height="false" fo:min-height="0.75cm" fo:min-width="2.6cm"/>
      <style:paragraph-properties style:writing-mode="lr-tb"/>
    </style:style>
    <style:style style:name="gr9" style:family="graphic" style:parent-style-name="standard" style:list-style-name="L1">
      <style:graphic-properties draw:fill="none" draw:textarea-horizontal-align="justify" draw:textarea-vertical-align="middle" draw:auto-grow-height="false" fo:min-height="0.75cm" fo:min-width="2.6cm"/>
      <style:paragraph-properties style:writing-mode="lr-tb"/>
    </style:style>
    <style:style style:name="gr10" style:family="graphic" style:parent-style-name="standard" style:list-style-name="L1">
      <style:graphic-properties draw:fill="solid" draw:fill-color="#ffd8ce" draw:textarea-horizontal-align="justify" draw:textarea-vertical-align="middle" draw:auto-grow-height="false" fo:min-height="0.75cm" fo:min-width="2.6cm"/>
      <style:paragraph-properties style:writing-mode="lr-tb"/>
    </style:style>
    <style:style style:name="gr11" style:family="graphic" style:parent-style-name="standard" style:list-style-name="L1">
      <style:graphic-properties draw:fill="solid" draw:fill-color="#ffd8ce" draw:textarea-horizontal-align="justify" draw:textarea-vertical-align="middle" draw:auto-grow-height="false" fo:min-height="0.75cm" fo:min-width="2.6cm"/>
      <style:paragraph-properties style:writing-mode="lr-tb"/>
    </style:style>
    <style:style style:name="gr12" style:family="graphic" style:parent-style-name="standard" style:list-style-name="L1">
      <style:graphic-properties draw:fill="none" draw:textarea-horizontal-align="justify" draw:textarea-vertical-align="middle" draw:auto-grow-height="false" fo:min-height="0.75cm" fo:min-width="2.6cm"/>
      <style:paragraph-properties style:writing-mode="lr-tb"/>
    </style:style>
    <style:style style:name="gr13" style:family="graphic" style:parent-style-name="standard" style:list-style-name="L1">
      <style:graphic-properties draw:fill="solid" draw:fill-color="#ffd8ce" draw:textarea-horizontal-align="justify" draw:textarea-vertical-align="middle" draw:auto-grow-height="false" fo:min-height="0.75cm" fo:min-width="2.6cm"/>
      <style:paragraph-properties style:writing-mode="lr-tb"/>
    </style:style>
    <style:style style:name="gr14" style:family="graphic" style:parent-style-name="standard" style:list-style-name="L1">
      <style:graphic-properties draw:fill="solid" draw:fill-color="#ffd8ce" draw:textarea-horizontal-align="justify" draw:textarea-vertical-align="middle" draw:auto-grow-height="false" fo:min-height="0.75cm" fo:min-width="2.6cm"/>
      <style:paragraph-properties style:writing-mode="lr-tb"/>
    </style:style>
    <style:style style:name="gr15" style:family="graphic" style:parent-style-name="standard" style:list-style-name="L1">
      <style:graphic-properties draw:fill="none" draw:textarea-horizontal-align="justify" draw:textarea-vertical-align="middle" draw:auto-grow-height="false" fo:min-height="0.75cm" fo:min-width="2.6cm"/>
      <style:paragraph-properties style:writing-mode="lr-tb"/>
    </style:style>
    <style:style style:name="gr16" style:family="graphic" style:parent-style-name="standard" style:list-style-name="L1">
      <style:graphic-properties draw:fill="none" draw:textarea-horizontal-align="justify" draw:textarea-vertical-align="middle" draw:auto-grow-height="false" fo:min-height="0.75cm" fo:min-width="2.6cm"/>
      <style:paragraph-properties style:writing-mode="lr-tb"/>
    </style:style>
    <style:style style:name="gr17" style:family="graphic" style:parent-style-name="standard" style:list-style-name="L1">
      <style:graphic-properties draw:fill="none" draw:textarea-horizontal-align="justify" draw:textarea-vertical-align="middle" draw:auto-grow-height="false" fo:min-height="0.75cm" fo:min-width="2.6cm"/>
      <style:paragraph-properties style:writing-mode="lr-tb"/>
    </style:style>
    <style:style style:name="gr18" style:family="graphic" style:parent-style-name="standard" style:list-style-name="L1">
      <style:graphic-properties draw:fill="none" draw:textarea-horizontal-align="justify" draw:textarea-vertical-align="middle" draw:auto-grow-height="false" fo:min-height="0.75cm" fo:min-width="2.6cm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d8ce" draw:textarea-horizontal-align="justify" draw:textarea-vertical-align="middle" draw:auto-grow-height="false" fo:min-height="0.75cm" fo:min-width="2.6cm"/>
      <style:paragraph-properties style:writing-mode="lr-tb"/>
    </style:style>
    <style:style style:name="gr20" style:family="graphic" style:parent-style-name="standard">
      <style:graphic-properties draw:stroke="none" draw:fill="solid" draw:fill-color="#ffd8ce" draw:textarea-horizontal-align="justify" draw:textarea-vertical-align="middle" draw:auto-grow-height="false" fo:min-height="0.35cm" fo:min-width="2.2cm"/>
      <style:paragraph-properties style:writing-mode="lr-tb"/>
    </style:style>
    <style:style style:name="P1" style:family="paragraph">
      <style:paragraph-properties fo:text-align="center"/>
      <style:text-properties style:use-window-font-color="true" style:font-name="Liberation Sans Narrow" fo:font-size="10pt" fo:font-weight="bold"/>
    </style:style>
    <style:style style:name="P2" style:family="paragraph">
      <loext:graphic-properties draw:fill-color="#dee6ef"/>
      <style:paragraph-properties fo:text-align="center"/>
      <style:text-properties style:use-window-font-color="true" style:font-name="Liberation Sans Narrow" fo:font-size="10pt" fo:font-weight="bold"/>
    </style:style>
    <style:style style:name="P3" style:family="paragraph">
      <loext:graphic-properties draw:fill="solid" draw:fill-color="#ffd8ce"/>
      <style:paragraph-properties fo:margin-left="0cm" fo:margin-right="0cm" fo:margin-top="0cm" fo:margin-bottom="0cm" fo:line-height="100%" fo:text-align="center" fo:text-indent="0cm"/>
      <style:text-properties style:font-name="Liberation Sans Narrow" fo:font-size="10pt" fo:font-weight="normal"/>
    </style:style>
    <style:style style:name="P4" style:family="paragraph">
      <loext:graphic-properties draw:fill="solid" draw:fill-color="#ffd8ce"/>
      <style:paragraph-properties fo:text-align="center"/>
      <style:text-properties style:font-name="Liberation Sans Narrow" fo:font-size="10pt" fo:font-weight="normal"/>
    </style:style>
    <style:style style:name="P5" style:family="paragraph">
      <style:paragraph-properties fo:text-align="center"/>
      <style:text-properties style:font-name="Liberation Sans Narrow" fo:font-size="10pt" fo:font-weight="normal"/>
    </style:style>
    <style:style style:name="P6" style:family="paragraph">
      <loext:graphic-properties draw:fill="none"/>
      <style:paragraph-properties fo:text-align="center"/>
      <style:text-properties style:font-name="Liberation Sans Narrow" fo:font-size="10pt" fo:font-weight="normal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font-name="Liberation Sans Narrow" fo:font-size="10pt" fo:font-weight="normal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font-name="Liberation Sans Narrow" fo:font-size="10pt" fo:font-weight="normal"/>
    </style:style>
    <style:style style:name="P9" style:family="paragraph">
      <style:paragraph-properties fo:text-align="center"/>
      <style:text-properties style:font-name="Liberation Sans Narrow" fo:font-size="10pt" fo:font-weight="bold"/>
    </style:style>
    <style:style style:name="P10" style:family="paragraph">
      <loext:graphic-properties draw:fill-color="#dee6ef"/>
      <style:paragraph-properties fo:text-align="center"/>
      <style:text-properties style:font-name="Liberation Sans Narrow" fo:font-size="10pt" fo:font-weight="bold"/>
    </style:style>
    <style:style style:name="P11" style:family="paragraph">
      <style:paragraph-properties fo:margin-left="0cm" fo:margin-right="0cm" fo:margin-top="0cm" fo:margin-bottom="0cm" fo:line-height="100%" fo:text-align="start" fo:text-indent="0cm"/>
      <style:text-properties style:font-name="Liberation Sans Narrow" fo:font-size="10pt" fo:font-style="italic" fo:font-weight="normal" style:font-style-asian="italic" style:font-style-complex="italic"/>
    </style:style>
    <style:style style:name="P12" style:family="paragraph">
      <loext:graphic-properties draw:fill="none" draw:fill-color="#ffd8ce"/>
      <style:paragraph-properties fo:margin-left="0cm" fo:margin-right="0cm" fo:margin-top="0cm" fo:margin-bottom="0cm" fo:line-height="100%" fo:text-align="start" fo:text-indent="0cm"/>
      <style:text-properties style:font-name="Liberation Sans Narrow" fo:font-size="10pt" fo:font-style="italic" fo:font-weight="normal" style:font-style-asian="italic" style:font-style-complex="italic"/>
    </style:style>
    <style:style style:name="T1" style:family="text">
      <style:text-properties style:font-name="Liberation Sans Narrow" fo:font-size="10pt" fo:font-weight="normal"/>
    </style:style>
    <style:style style:name="T2" style:family="text">
      <style:text-properties style:font-name="Liberation Sans Narrow" fo:font-size="8pt" fo:font-style="italic" fo:font-weight="normal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8cm" svg:height="1cm" svg:x="2.5cm" svg:y="11.4cm">
          <text:p text:style-name="P1">1. Territoire</text:p>
          <text:p text:style-name="P1">(50 hm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8cm" svg:height="1cm" svg:x="2.5cm" svg:y="12.4cm">
          <text:p text:style-name="P1">2. Rayon MH</text:p>
          <text:p text:style-name="P1">(10 hm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8cm" svg:height="1cm" svg:x="2.5cm" svg:y="13.4cm">
          <text:p text:style-name="P1">3. Environnement</text:p>
          <text:p text:style-name="P1">proche (1hm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8cm" svg:height="1cm" svg:x="2.5cm" svg:y="14.4cm">
          <text:p text:style-name="P1">4. Structures</text:p>
          <text:p text:style-name="P1">tumulaire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8cm" svg:height="1cm" svg:x="2.5cm" svg:y="15.4cm">
          <text:p text:style-name="P1">5. Structures</text:p>
          <text:p text:style-name="P1">interne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8cm" svg:height="1cm" svg:x="2.5cm" svg:y="16.4cm">
          <text:p text:style-name="P1">6. Bloc de pierr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8cm" svg:height="1cm" svg:x="2.5cm" svg:y="17.4cm">
          <text:p text:style-name="P1">7. Mobili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cm" svg:height="1cm" svg:x="5.3cm" svg:y="11.4cm">
          <text:p text:style-name="P7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cm" svg:height="1cm" svg:x="5.3cm" svg:y="12.4cm">
          <text:p text:style-name="P5"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1cm" svg:height="1cm" svg:x="5.3cm" svg:y="13.4cm">
          <text:p text:style-name="P5">5 cm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1cm" svg:height="1cm" svg:x="5.3cm" svg:y="14.4cm">
          <text:p text:style-name="P5">1 cm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1cm" svg:height="1cm" svg:x="5.3cm" svg:y="15.4cm">
          <text:p text:style-name="P5">5 mm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1cm" svg:height="1cm" svg:x="5.3cm" svg:y="16.4cm">
          <text:p text:style-name="P7"><text:span text:style-name="T1">0,5 mm</text:span></text:p>
          <text:p text:style-name="P7"><text:span text:style-name="T1">(ou 5 dmm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1cm" svg:height="1cm" svg:x="5.3cm" svg:y="17.4cm">
          <text:p text:style-name="P5">0,5 mm</text:p>
          <text:p text:style-name="P5">(ou 5 dmm)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3.1cm" svg:height="1cm" svg:x="5.3cm" svg:y="10.4cm">
          <text:p text:style-name="P9">Résolution du</text:p>
          <text:p text:style-name="P9">nuage de points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1cm" svg:height="1cm" svg:x="8.4cm" svg:y="11.4cm">
          <text:p text:style-name="P7"><text:span text:style-name="T1"/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1cm" svg:height="1cm" svg:x="8.4cm" svg:y="12.4cm">
          <text:p text:style-name="P7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1cm" svg:height="1cm" svg:x="8.4cm" svg:y="13.4cm">
          <text:p text:style-name="P7"><text:span text:style-name="T1">C_3_[nom]-5cm.ply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1cm" svg:height="1cm" svg:x="8.4cm" svg:y="14.4cm">
          <text:p text:style-name="P7"><text:span text:style-name="T1">C_4_[nom]-1cm.ply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1cm" svg:height="1cm" svg:x="8.4cm" svg:y="15.4cm">
          <text:p text:style-name="P7"><text:span text:style-name="T1">C_5_[nom]-5mm.ply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.1cm" svg:height="1cm" svg:x="8.4cm" svg:y="16.4cm">
          <text:p text:style-name="P7"><text:span text:style-name="T1">C_6_[nom]-5dmm.ply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1cm" svg:height="1cm" svg:x="8.4cm" svg:y="17.4cm">
          <text:p text:style-name="P5">C_7_[nom]-5dmm.ply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3.1cm" svg:height="1cm" svg:x="8.4cm" svg:y="10.4cm">
          <text:p text:style-name="P9">Nom du fichier</text:p>
          <text:p text:style-name="P9">nuage de points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3.1cm" svg:height="1cm" svg:x="11.5cm" svg:y="11.4cm">
          <text:p text:style-name="P7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1cm" svg:height="1cm" svg:x="11.5cm" svg:y="12.4cm">
          <text:p text:style-name="P7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1cm" svg:height="1cm" svg:x="11.5cm" svg:y="13.4cm">
          <text:p text:style-name="P5">10 cm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1cm" svg:height="1cm" svg:x="11.5cm" svg:y="14.4cm">
          <text:p text:style-name="P5">5 cm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1cm" svg:height="1cm" svg:x="11.5cm" svg:y="15.4cm">
          <text:p text:style-name="P5">1 cm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3.1cm" svg:height="1cm" svg:x="11.5cm" svg:y="16.4cm">
          <text:p text:style-name="P7"><text:span text:style-name="T1">1 m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1cm" svg:height="1cm" svg:x="11.5cm" svg:y="17.4cm">
          <text:p text:style-name="P5">1 mm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3.1cm" svg:height="1cm" svg:x="11.5cm" svg:y="10.4cm">
          <text:p text:style-name="P9">Résolution du</text:p>
          <text:p text:style-name="P9">maillage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1cm" svg:height="1cm" svg:x="14.6cm" svg:y="11.4cm">
          <text:p text:style-name="P7"><text:span text:style-name="T1"/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3.1cm" svg:height="1cm" svg:x="14.6cm" svg:y="12.4cm">
          <text:p text:style-name="P7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3.1cm" svg:height="1cm" svg:x="14.6cm" svg:y="13.4cm">
          <text:p text:style-name="P7"><text:span text:style-name="T1">M_3_[nom]-1dm.ply</text:span></text:p>
          <text:p text:style-name="P7"><text:span text:style-name="T1">3_[nom]-1dm.geoTiff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3.1cm" svg:height="1cm" svg:x="14.6cm" svg:y="14.4cm">
          <text:p text:style-name="P7"><text:span text:style-name="T1">M_4_[nom]-5cm.ply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1cm" svg:height="1cm" svg:x="14.6cm" svg:y="15.4cm">
          <text:p text:style-name="P7"><text:span text:style-name="T1">M_5_[nom]-1cm.ply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3.1cm" svg:height="1cm" svg:x="14.6cm" svg:y="16.4cm">
          <text:p text:style-name="P7"><text:span text:style-name="T1">M_6_[nom]-1mm.ply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1cm" svg:height="1cm" svg:x="14.6cm" svg:y="17.4cm">
          <text:p text:style-name="P5">M_7_[nom]-1mm.ply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3.1cm" svg:height="1cm" svg:x="14.6cm" svg:y="10.4cm">
          <text:p text:style-name="P9">Nom du fichier</text:p>
          <text:p text:style-name="P9">maillage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3.1cm" svg:height="1cm" svg:x="8.4cm" svg:y="18.7cm">
          <text:p text:style-name="P11"><text:span text:style-name="T2">En fonction des </text:span><text:span text:style-name="T2">données disponibles</text:span></text:p>
          <text:p text:style-name="P11"><text:span text:style-name="T2">Les données à ces </text:span><text:span text:style-name="T2">échelles de </text:span><text:span text:style-name="T2">documentation sont </text:span><text:span text:style-name="T2">normalement au format </text:span><text:span text:style-name="T2">*.geoTiff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2.7cm" svg:height="0.6cm" svg:x="5.5cm" svg:y="18.9cm">
          <text:p text:style-name="P5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alentin Grimaud</meta:initial-creator>
    <meta:creation-date>2021-03-04T09:10:30.559009094</meta:creation-date>
    <dc:date>2021-03-04T09:39:38.172811655</dc:date>
    <dc:creator>Valentin Grimaud</dc:creator>
    <meta:editing-duration>PT8M25S</meta:editing-duration>
    <meta:editing-cycles>1</meta:editing-cycles>
    <meta:document-statistic meta:object-count="41"/>
    <meta:generator>LibreOffice/6.4.6.2$Linux_X86_64 LibreOffice_project/40$Build-2</meta:generator>
  </office:meta>
</office:document-meta>
</file>